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2cm"/>
      <style:paragraph-properties style:writing-mode="tb-rl"/>
    </style:style>
    <style:style style:name="P1" style:family="paragraph">
      <style:paragraph-properties fo:text-align="start" style:text-autospace="none"/>
      <style:text-properties fo:font-family="MingLan_Code" style:font-style-name="Regular" style:font-pitch="variable" fo:language="zxx" fo:country="none" style:font-family-asian="MingLan_Code" style:font-style-name-asian="Regular" style:font-pitch-asian="variable" style:language-asian="zxx" style:country-asian="none"/>
    </style:style>
    <style:style style:name="P2" style:family="paragraph">
      <style:paragraph-properties style:text-autospace="none"/>
      <style:text-properties fo:font-family="MingLan_Code" style:font-style-name="Regular" style:font-pitch="variable" fo:language="zxx" fo:country="none" style:font-family-asian="MingLan_Code" style:font-style-name-asian="Regular" style:font-pitch-asian="variable" style:language-asian="zxx" style:country-asian="none"/>
    </style:style>
    <style:style style:name="P3" style:family="paragraph">
      <style:paragraph-properties fo:text-align="start" style:text-autospace="none"/>
      <style:text-properties fo:font-family="MingLan_Code" style:font-style-name="Regular" style:font-pitch="variable" fo:language="zxx" fo:country="none" style:text-underline-style="solid" style:text-underline-width="auto" style:text-underline-color="font-color" style:font-family-asian="MingLan_Code" style:font-style-name-asian="Regular" style:font-pitch-asian="variable" style:language-asian="zxx" style:country-asian="none"/>
    </style:style>
    <style:style style:name="P4" style:family="paragraph">
      <style:paragraph-properties fo:text-align="start" style:text-autospace="none"/>
      <style:text-properties fo:font-family="MingLan_Code" style:font-style-name="Regular" style:font-pitch="variable" fo:font-size="16pt" fo:language="zxx" fo:country="none" style:text-underline-style="solid" style:text-underline-width="auto" style:text-underline-color="font-color" style:font-family-asian="MingLan_Code" style:font-style-name-asian="Regular" style:font-pitch-asian="variable" style:font-size-asian="16pt" style:language-asian="zxx" style:country-asian="none" style:font-size-complex="16pt"/>
    </style:style>
    <style:style style:name="P5" style:family="paragraph">
      <style:paragraph-properties fo:text-align="start" style:text-autospace="none"/>
      <style:text-properties fo:font-family="MingLan_Code" style:font-style-name="Regular" style:font-pitch="variable" fo:language="zxx" fo:country="none" style:font-family-asian="MingLan_Code" style:font-style-name-asian="Regular" style:font-pitch-asian="variable" style:font-size-asian="18pt" style:language-asian="zxx" style:country-asian="none"/>
    </style:style>
    <style:style style:name="P6" style:family="paragraph">
      <style:paragraph-properties style:text-autospace="none"/>
      <style:text-properties fo:font-family="MingLan_Code" style:font-style-name="Regular" style:font-pitch="variable" fo:language="zxx" fo:country="none" style:font-family-asian="MingLan_Code" style:font-style-name-asian="Regular" style:font-pitch-asian="variable" style:font-size-asian="18pt" style:language-asian="zxx" style:country-asian="none"/>
    </style:style>
    <style:style style:name="P7" style:family="paragraph">
      <style:paragraph-properties fo:text-align="start" style:text-autospace="none"/>
      <style:text-properties fo:font-family="MingLan_Code" style:font-style-name="Regular" style:font-pitch="variable" fo:language="zxx" fo:country="none" style:text-underline-style="solid" style:text-underline-width="auto" style:text-underline-color="font-color" style:font-family-asian="MingLan_Code" style:font-style-name-asian="Regular" style:font-pitch-asian="variable" style:font-size-asian="18pt" style:language-asian="zxx" style:country-asian="none"/>
    </style:style>
    <style:style style:name="P8" style:family="paragraph">
      <style:paragraph-properties fo:text-align="start" style:text-autospace="none"/>
      <style:text-properties fo:font-family="MingLan_Code" style:font-style-name="Regular" style:font-pitch="variable" fo:language="zxx" fo:country="none" style:text-underline-style="solid" style:text-underline-width="auto" style:text-underline-color="font-color" style:font-family-asian="MingLan_Code" style:font-style-name-asian="Regular" style:font-pitch-asian="variable" style:font-size-asian="18pt" style:language-asian="zxx" style:country-asian="none"/>
    </style:style>
    <style:style style:name="P9" style:family="paragraph">
      <style:text-properties style:font-size-asian="18pt"/>
    </style:style>
    <style:style style:name="P10" style:family="paragraph">
      <style:paragraph-properties fo:text-align="start" style:text-autospace="none"/>
      <style:text-properties fo:color="#ff0000" fo:font-family="MingLan_Code" style:font-style-name="Regular" style:font-pitch="variable" fo:language="zxx" fo:country="none" style:text-underline-style="solid" style:text-underline-width="auto" style:text-underline-color="font-color" style:font-family-asian="MingLan_Code" style:font-style-name-asian="Regular" style:font-pitch-asian="variable" style:font-size-asian="18pt" style:language-asian="zxx" style:country-asian="none"/>
    </style:style>
    <style:style style:name="T1" style:family="text">
      <style:text-properties style:text-underline-style="none"/>
    </style:style>
    <style:style style:name="T2" style:family="text">
      <style:text-properties fo:color="#0000ff" style:text-underline-style="none" style:font-family-complex="'DejaVu Sans Condensed'" style:font-style-name-complex="Condensed" style:font-family-generic-complex="swiss"/>
    </style:style>
    <style:style style:name="T3" style:family="text">
      <style:text-properties fo:color="#0000ff"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style:font-family-complex="'DejaVu Sans Condensed'" style:font-style-name-complex="Condensed" style:font-family-generic-complex="swiss"/>
    </style:style>
    <style:style style:name="T6" style:family="text">
      <style:text-properties fo:color="#0000ff" style:font-family-complex="'DejaVu Sans Condensed'" style:font-style-name-complex="Condensed" style:font-family-generic-complex="swiss"/>
    </style:style>
    <style:style style:name="T7" style:family="text">
      <style:text-properties fo:color="#808080"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use-window-font-color="true" style:text-underline-style="none" style:font-family-complex="'DejaVu Sans Condensed'" style:font-style-name-complex="Condensed" style:font-family-generic-complex="swiss"/>
    </style:style>
    <style:style style:name="T10" style:family="text">
      <style:text-properties fo:color="#008000" style:text-underline-style="none" style:font-family-complex="'DejaVu Sans Condensed'" style:font-style-name-complex="Condensed" style:font-family-generic-complex="swiss"/>
    </style:style>
    <style:style style:name="T11" style:family="text">
      <style:text-properties fo:color="#808080" style:text-underline-style="none" style:font-family-complex="'DejaVu Sans Condensed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1.5cm" svg:x="4.5cm" svg:y="2cm">
          <text:p text:style-name="P1"><text:span text:style-name="T1">2011</text:span><text:span text:style-name="T1">年</text:span><text:span text:style-name="T1">9</text:span><text:span text:style-name="T1">月</text:span><text:span text:style-name="T1">5</text:span><text:span text:style-name="T1">日，打工告成！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cm" svg:x="1.5cm" svg:y="2cm">
          <draw:text-box>
            <text:p text:style-name="P2">目標</text:p>
          </draw:text-box>
        </draw:frame>
        <draw:custom-shape draw:style-name="gr1" draw:text-style-name="P3" draw:layer="layout" svg:width="12cm" svg:height="3cm" svg:x="4.5cm" svg:y="4.5cm">
          <text:p text:style-name="P3"><text:span text:style-name="T2">‹</text:span><text:span text:style-name="T3">2011n9y5r</text:span><text:span text:style-name="T2">›</text:span></text:p>
          <text:p text:style-name="P3"><text:span text:style-name="T4">1. 2011</text:span><text:span text:style-name="T4">年</text:span><text:span text:style-name="T4">9</text:span><text:span text:style-name="T4">月</text:span><text:span text:style-name="T4">5</text:span><text:span text:style-name="T4">日</text:span></text:p>
          <text:p text:style-name="P3"><text:span text:style-name="T1">2. </text:span><text:span text:style-name="T1">二○一一年九月五日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cm" svg:height="3cm" svg:x="4.5cm" svg:y="8.5cm">
          <text:p text:style-name="P2"><text:span text:style-name="T5">2011</text:span><text:span text:style-name="T5">年</text:span><text:span text:style-name="T5">9</text:span><text:span text:style-name="T5">月</text:span><text:span text:style-name="T5">5</text:span><text:span text:style-name="T5">日</text:span><text:span text:style-name="T6">‹</text:span><text:span text:style-name="T6">,›</text:span></text:p>
          <text:p text:style-name="P3"><text:span text:style-name="T4">1. </text:span><text:span text:style-name="T4">，</text:span></text:p>
          <text:p text:style-name="P3"><text:span text:style-name="T1">2. , </text:span><text:span text:style-name="T7">(</text:span><text:span text:style-name="T7">半角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2cm" svg:height="3.5cm" svg:x="4.5cm" svg:y="12.5cm">
          <text:p text:style-name="P3"><text:span text:style-name="T5">2011</text:span><text:span text:style-name="T5">年</text:span><text:span text:style-name="T5">9</text:span><text:span text:style-name="T5">月</text:span><text:span text:style-name="T5">5</text:span><text:span text:style-name="T5">日，</text:span><text:span text:style-name="T2">‹</text:span><text:span text:style-name="T2">dagonggaocheng›</text:span></text:p>
          <text:p text:style-name="P3"><text:span text:style-name="T4">1. </text:span><text:span text:style-name="T4">大功告成</text:span></text:p>
          <text:p text:style-name="P3"><text:span text:style-name="T1">2. </text:span><text:span text:style-name="T1">打工</text:span></text:p>
          <text:p text:style-name="P3"><text:span text:style-name="T1">3. </text:span><text:span text:style-name="T1">大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cm" svg:height="3.5cm" svg:x="4.5cm" svg:y="17cm">
          <text:p text:style-name="P3"><text:span text:style-name="T5">2011</text:span><text:span text:style-name="T5">年</text:span><text:span text:style-name="T5">9</text:span><text:span text:style-name="T5">月</text:span><text:span text:style-name="T5">5</text:span><text:span text:style-name="T5">日，打工</text:span><text:span text:style-name="T2">‹</text:span><text:span text:style-name="T2">gaocheng›</text:span></text:p>
          <text:p text:style-name="P3"><text:span text:style-name="T8">1. </text:span><text:span text:style-name="T8">搞成</text:span></text:p>
          <text:p text:style-name="P3"><text:span text:style-name="T1">2. </text:span><text:span text:style-name="T1">高程</text:span></text:p>
          <text:p text:style-name="P3"><text:span text:style-name="T4">3. </text:span><text:span text:style-name="T4">告成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cm" svg:height="2cm" svg:x="4.5cm" svg:y="21.5cm">
          <text:p text:style-name="P3"><text:span text:style-name="T5">2011</text:span><text:span text:style-name="T5">年</text:span><text:span text:style-name="T5">9</text:span><text:span text:style-name="T5">月</text:span><text:span text:style-name="T5">5</text:span><text:span text:style-name="T5">日，打工告成</text:span><text:span text:style-name="T2">»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cm" svg:height="2cm" svg:x="4.5cm" svg:y="24.5cm">
          <text:p text:style-name="P3"><text:span text:style-name="T5">2011</text:span><text:span text:style-name="T5">年</text:span><text:span text:style-name="T5">9</text:span><text:span text:style-name="T5">月</text:span><text:span text:style-name="T5">5</text:span><text:span text:style-name="T5">日，打工告成</text:span><text:span text:style-name="T2">‹</text:span><text:span text:style-name="T2">!›</text:span></text:p>
          <text:p text:style-name="P3"><text:span text:style-name="T4">1. </text:span><text:span text:style-name="T4">！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cm" svg:height="1cm" svg:x="1.5cm" svg:y="6cm">
          <draw:text-box>
            <text:p text:style-name="P2">選單</text:p>
          </draw:text-box>
        </draw:frame>
        <draw:frame draw:style-name="gr2" draw:text-style-name="P2" draw:layer="layout" svg:width="2cm" svg:height="1cm" svg:x="1.5cm" svg:y="10.5cm">
          <draw:text-box>
            <text:p text:style-name="P2">提示</text:p>
          </draw:text-box>
        </draw:frame>
        <draw:frame draw:style-name="gr3" draw:text-style-name="P2" draw:layer="layout" svg:width="3.5cm" svg:height="2.423cm" svg:x="1cm" svg:y="13.077cm">
          <draw:text-box>
            <text:p text:style-name="P2">候選與碼段完全或部份匹配</text:p>
          </draw:text-box>
        </draw:frame>
        <draw:frame draw:style-name="gr2" draw:text-style-name="P2" draw:layer="layout" svg:width="3.5cm" svg:height="1cm" svg:x="1cm" svg:y="4.5cm">
          <draw:text-box>
            <text:p text:style-name="P2">高亮碼段</text:p>
          </draw:text-box>
        </draw:frame>
        <draw:frame draw:style-name="gr2" draw:text-style-name="P2" draw:layer="layout" svg:width="3.5cm" svg:height="2.423cm" svg:x="1.037cm" svg:y="7.802cm">
          <draw:text-box>
            <text:p text:style-name="P2">分段後</text:p>
            <text:p text:style-name="P2">前段應用</text:p>
            <text:p text:style-name="P2">高亮候選</text:p>
          </draw:text-box>
        </draw:frame>
        <draw:frame draw:style-name="gr3" draw:text-style-name="P2" draw:layer="layout" svg:width="3.5cm" svg:height="3.147cm" svg:x="1cm" svg:y="17.077cm">
          <draw:text-box>
            <text:p text:style-name="P2">手動選擇短候選詞</text:p>
            <text:p text:style-name="P2">剩餘部份重新分段</text:p>
          </draw:text-box>
        </draw:frame>
        <draw:frame draw:style-name="gr3" draw:text-style-name="P2" draw:layer="layout" svg:width="3.5cm" svg:height="4.595cm" svg:x="1cm" svg:y="21cm">
          <draw:text-box>
            <text:p text:style-name="P2">確認至插入點處即輸入串尾</text:p>
            <text:p text:style-name="P2">置入碼段完結標記</text:p>
            <text:p text:style-name="P2"/>
          </draw:text-box>
        </draw:frame>
        <draw:frame draw:style-name="gr2" draw:text-style-name="P2" draw:layer="layout" svg:width="2.5cm" svg:height="1cm" svg:x="1.5cm" svg:y="25.5cm">
          <draw:text-box>
            <text:p text:style-name="P2">就是這</text:p>
          </draw:text-box>
        </draw:frame>
        <draw:frame draw:style-name="gr4" draw:layer="layout" svg:width="2.5cm" svg:height="10.5cm" svg:x="17.5cm" svg:y="1.5cm">
          <draw:text-box>
            <text:p>中州韻輸入法引擎</text:p>
            <text:p>交互設計之一</text:p>
          </draw:text-box>
        </draw:frame>
      </draw:page>
      <draw:page draw:name="page2" draw:style-name="dp1" draw:master-page-name="Default">
        <draw:custom-shape draw:style-name="gr1" draw:text-style-name="P5" draw:layer="layout" svg:width="12cm" svg:height="1.5cm" svg:x="4.5cm" svg:y="1.5cm">
          <text:p text:style-name="P5"><text:span text:style-name="T1">式恕堂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cm" svg:height="1cm" svg:x="1.5cm" svg:y="1.5cm">
          <draw:text-box>
            <text:p text:style-name="P6">目標</text:p>
          </draw:text-box>
        </draw:frame>
        <draw:custom-shape draw:style-name="gr1" draw:text-style-name="P7" draw:layer="layout" svg:width="12cm" svg:height="3.5cm" svg:x="4.5cm" svg:y="4cm">
          <text:p text:style-name="P7"><text:span text:style-name="T2">‹</text:span><text:span text:style-name="T2">shishutang</text:span><text:span text:style-name="T2">›</text:span></text:p>
          <text:p text:style-name="P7"><text:span text:style-name="T4">1. </text:span><text:span text:style-name="T4">實數唐</text:span></text:p>
          <text:p text:style-name="P7"><text:span text:style-name="T1">2. </text:span><text:span text:style-name="T1">識數</text:span></text:p>
          <text:p text:style-name="P7"><text:span text:style-name="T1">3. </text:span><text:span text:style-name="T1">詩書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2cm" svg:height="3.5cm" svg:x="4.5cm" svg:y="13.5cm">
          <text:p text:style-name="P7"><text:span text:style-name="T9">式</text:span><text:span text:style-name="T2">‹</text:span><text:span text:style-name="T2">shutang›</text:span></text:p>
          <text:p text:style-name="P7"><text:span text:style-name="T8">1. </text:span><text:span text:style-name="T8">書堂</text:span></text:p>
          <text:p text:style-name="P7"><text:span text:style-name="T1">2. </text:span><text:span text:style-name="T1">書</text:span></text:p>
          <text:p text:style-name="P7"><text:span text:style-name="T4">3. </text:span><text:span text:style-name="T4">恕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.5cm" svg:height="2.5cm" svg:x="4.5cm" svg:y="20.5cm">
          <text:p text:style-name="P7"><text:span text:style-name="T2">» <text:s text:c="9"/>[</text:span><text:span text:style-name="T2">中</text:span><text:span text:style-name="T2">]</text:span></text:p>
          <text:p text:style-name="P8"><text:span text:style-name="T10">東 風 破 早 梅 </text:span></text:p>
          <text:p text:style-name="P8"><text:span text:style-name="T10">向 暖 一 枝 開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5cm" svg:height="1.5cm" svg:x="9cm" svg:y="18cm">
          <text:p text:style-name="P7"><text:span text:style-name="T2">[</text:span><text:span text:style-name="T2">中</text:span><text:span text:style-name="T2">]</text:span><text:span text:style-name="T11"> </text:span><text:span text:style-name="T11">反切拼盤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cm" svg:height="1cm" svg:x="1.5cm" svg:y="18cm">
          <draw:text-box>
            <text:p text:style-name="P6">待命</text:p>
          </draw:text-box>
        </draw:frame>
        <draw:frame draw:style-name="gr3" draw:text-style-name="P6" draw:layer="layout" svg:width="3.5cm" svg:height="3.871cm" svg:x="1cm" svg:y="8.5cm">
          <draw:text-box>
            <text:p text:style-name="P6">向左移動插入點<text:line-break/>取得單字<text:line-break/>向下移動</text:p>
            <text:p text:style-name="P6">高亮指標</text:p>
          </draw:text-box>
        </draw:frame>
        <draw:frame draw:style-name="gr2" draw:text-style-name="P6" draw:layer="layout" svg:width="3.5cm" svg:height="2.423cm" svg:x="1cm" svg:y="4.077cm">
          <draw:text-box>
            <text:p text:style-name="P6">輸入編碼<text:line-break/>首屏無有想要的字</text:p>
          </draw:text-box>
        </draw:frame>
        <draw:frame draw:style-name="gr3" draw:text-style-name="P6" draw:layer="layout" svg:width="3.5cm" svg:height="3.147cm" svg:x="1cm" svg:y="13.5cm">
          <draw:text-box>
            <text:p text:style-name="P6">確認至插入點處在此分段插入點後移</text:p>
          </draw:text-box>
        </draw:frame>
        <draw:frame draw:style-name="gr3" draw:text-style-name="P6" draw:layer="layout" svg:width="3.5cm" svg:height="2.423cm" svg:x="1cm" svg:y="20.577cm">
          <draw:text-box>
            <text:p text:style-name="P6">屏幕鍵盤待命狀態</text:p>
            <text:p text:style-name="P6">時的介面</text:p>
          </draw:text-box>
        </draw:frame>
        <draw:frame draw:style-name="gr2" draw:text-style-name="P6" draw:layer="layout" svg:width="3.5cm" svg:height="2.423cm" svg:x="1cm" svg:y="24cm">
          <draw:text-box>
            <text:p text:style-name="P6">不即時顯示候選的句式輸入</text:p>
          </draw:text-box>
        </draw:frame>
        <draw:frame draw:style-name="gr4" draw:text-style-name="P9" draw:layer="layout" svg:width="2.5cm" svg:height="10.5cm" svg:x="17.5cm" svg:y="1.5cm">
          <draw:text-box>
            <text:p text:style-name="P9">中州韻輸入法引擎</text:p>
            <text:p text:style-name="P9">交互設計之二</text:p>
          </draw:text-box>
        </draw:frame>
        <draw:custom-shape draw:style-name="gr1" draw:text-style-name="P7" draw:layer="layout" svg:width="12cm" svg:height="4cm" svg:x="4.5cm" svg:y="8.5cm">
          <text:p text:style-name="P7"><text:span text:style-name="T2">‹</text:span><text:span text:style-name="T2">shi›...</text:span></text:p>
          <text:p text:style-name="P7"><text:span text:style-name="T8">1. </text:span><text:span text:style-name="T8">是</text:span></text:p>
          <text:p text:style-name="P7"><text:span text:style-name="T1">2. </text:span><text:span text:style-name="T1">時</text:span></text:p>
          <text:p text:style-name="P7"><text:span text:style-name="T1">3. </text:span><text:span text:style-name="T1">十</text:span></text:p>
          <text:p text:style-name="P7"><text:span text:style-name="T4">4. </text:span><text:span text:style-name="T4">式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3cm" svg:height="1.5cm" svg:x="4.5cm" svg:y="18cm">
          <text:p text:style-name="P7"><text:span text:style-name="T2">[A]</text:span><text:span text:style-name="T11"> RI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7cm" svg:height="2.5cm" svg:x="4.5cm" svg:y="24cm">
          <text:p text:style-name="P7"><text:span text:style-name="T9">明月</text:span><text:span text:style-name="T2">‹破› <text:s text:c="7"/></text:span><text:span text:style-name="T2">[</text:span><text:span text:style-name="T2">中</text:span><text:span text:style-name="T2">]</text:span></text:p>
          <text:p text:style-name="P8"><text:span text:style-name="T10">怕 破 皮 迫 普 </text:span></text:p>
          <text:p text:style-name="P8"><text:span text:style-name="T10">盤 盆 旁 朋 品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draw:layer="layout" svg:width="7cm" svg:height="2.5cm" svg:x="12.5cm" svg:y="24cm">
          <text:p text:style-name="P7"><text:span text:style-name="T9">明月品</text:span><text:span text:style-name="T2">» <text:s text:c="7"/>[</text:span><text:span text:style-name="T2">中</text:span><text:span text:style-name="T2">]</text:span></text:p>
          <text:p text:style-name="P8"><text:span text:style-name="T10">東 風 破 早 梅 </text:span></text:p>
          <text:p text:style-name="P8"><text:span text:style-name="T10">向 暖 一 枝 開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3.5cm" svg:height="2.423cm" svg:x="12.5cm" svg:y="21cm">
          <draw:text-box>
            <text:p text:style-name="P6">音節組合完成後</text:p>
            <text:p text:style-name="P6">重劃碼段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tem </meta:initial-creator>
    <meta:creation-date>2011-05-24T19:46:32</meta:creation-date>
    <dc:date>2011-05-24T21:16:19</dc:date>
    <dc:creator>lotem </dc:creator>
    <meta:editing-duration>PT44M14S</meta:editing-duration>
    <meta:editing-cycles>3</meta:editing-cycles>
    <meta:generator>LibreOffice/3.3$Linux LibreOffice_project/330m19$Build-202</meta:generator>
    <meta:document-statistic meta:object-count="35"/>
  </office:meta>
</office:document-meta>
</file>